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43mm"/>
    </style:style>
    <style:style style:name="co2" style:family="table-column">
      <style:table-column-properties fo:break-before="auto" style:column-width="12.61mm"/>
    </style:style>
    <style:style style:name="co3" style:family="table-column">
      <style:table-column-properties fo:break-before="auto" style:column-width="14.23mm"/>
    </style:style>
    <style:style style:name="co4" style:family="table-column">
      <style:table-column-properties fo:break-before="auto" style:column-width="36.76mm"/>
    </style:style>
    <style:style style:name="co5" style:family="table-column">
      <style:table-column-properties fo:break-before="auto" style:column-width="37.57mm"/>
    </style:style>
    <style:style style:name="co6" style:family="table-column">
      <style:table-column-properties fo:break-before="auto" style:column-width="54.19mm"/>
    </style:style>
    <style:style style:name="co7" style:family="table-column">
      <style:table-column-properties fo:break-before="auto" style:column-width="37.31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>
      <style:text-properties style:text-position="" style:font-name="Liberation Sans" style:font-name-asian="Noto Sans CJK SC Regular" style:font-name-complex="FreeSans"/>
    </style:style>
    <style:style style:name="ce3" style:family="table-cell" style:parent-style-name="Default" style:data-style-name="N0"/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example3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v0</text:p>
          </table:table-cell>
          <table:table-cell office:value-type="string" calcext:value-type="string">
            <text:p>v01</text:p>
          </table:table-cell>
          <table:table-cell office:value-type="string" calcext:value-type="string">
            <text:p>v11</text:p>
          </table:table-cell>
          <table:table-cell office:value-type="string" calcext:value-type="string">
            <text:p>v12</text:p>
          </table:table-cell>
          <table:table-cell office:value-type="string" calcext:value-type="string">
            <text:p>v13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realsize</text:p>
          </table:table-cell>
          <table:table-cell office:value-type="string" calcext:value-type="string">
            <text:p>gifsize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9735272" calcext:value-type="float">
            <text:p>19735272</text:p>
          </table:table-cell>
          <table:table-cell office:value-type="float" office:value="21956618" calcext:value-type="float">
            <text:p>21956618</text:p>
          </table:table-cell>
          <table:table-cell office:value-type="float" office:value="40732152" calcext:value-type="float">
            <text:p>4073215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6125060" calcext:value-type="float">
            <text:p>16125060</text:p>
          </table:table-cell>
          <table:table-cell office:value-type="float" office:value="17365089" calcext:value-type="float">
            <text:p>17365089</text:p>
          </table:table-cell>
          <table:table-cell office:value-type="float" office:value="33740741" calcext:value-type="float">
            <text:p>3374074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9735272" calcext:value-type="float">
            <text:p>19735272</text:p>
          </table:table-cell>
          <table:table-cell office:value-type="float" office:value="20771302" calcext:value-type="float">
            <text:p>20771302</text:p>
          </table:table-cell>
          <table:table-cell office:value-type="float" office:value="40249782" calcext:value-type="float">
            <text:p>40249782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15394466" calcext:value-type="float">
            <text:p>15394466</text:p>
          </table:table-cell>
          <table:table-cell office:value-type="float" office:value="15678877" calcext:value-type="float">
            <text:p>15678877</text:p>
          </table:table-cell>
          <table:table-cell office:value-type="float" office:value="31093239" calcext:value-type="float">
            <text:p>3109323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1784254" calcext:value-type="float">
            <text:p>11784254</text:p>
          </table:table-cell>
          <table:table-cell office:value-type="float" office:value="11896682" calcext:value-type="float">
            <text:p>11896682</text:p>
          </table:table-cell>
          <table:table-cell office:value-type="float" office:value="24899480" calcext:value-type="float">
            <text:p>2489948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5394466" calcext:value-type="float">
            <text:p>15394466</text:p>
          </table:table-cell>
          <table:table-cell office:value-type="float" office:value="15393202" calcext:value-type="float">
            <text:p>15393202</text:p>
          </table:table-cell>
          <table:table-cell office:value-type="float" office:value="31045371" calcext:value-type="float">
            <text:p>31045371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Nb vidéo</text:p>
          </table:table-cell>
          <table:table-cell office:value-type="string" calcext:value-type="string">
            <text:p>taille par fichier size</text:p>
          </table:table-cell>
          <table:table-cell office:value-type="string" calcext:value-type="string">
            <text:p>taille par fichier realSize</text:p>
          </table:table-cell>
          <table:table-cell office:value-type="string" calcext:value-type="string">
            <text:p>taille par fichier gif</text:p>
          </table:table-cell>
        </table:table-row>
        <table:table-row table:style-name="ro1">
          <table:table-cell table:style-name="ce1" table:formula="of:=IF([.A2]=&quot;TRUE&quot;;1;0)" office:value-type="float" office:value="1" calcext:value-type="float">
            <text:p>1</text:p>
          </table:table-cell>
          <table:table-cell table:style-name="ce1" table:formula="of:=IF([.B2]=&quot;TRUE&quot;;1;0)" office:value-type="float" office:value="1" calcext:value-type="float">
            <text:p>1</text:p>
          </table:table-cell>
          <table:table-cell table:style-name="ce1" table:formula="of:=IF([.C2]=&quot;TRUE&quot;;1;0)" office:value-type="float" office:value="1" calcext:value-type="float">
            <text:p>1</text:p>
          </table:table-cell>
          <table:table-cell table:style-name="ce1" table:formula="of:=IF([.D2]=&quot;TRUE&quot;;1;0)" office:value-type="float" office:value="0" calcext:value-type="float">
            <text:p>0</text:p>
          </table:table-cell>
          <table:table-cell table:style-name="ce1" table:formula="of:=IF([.E2]=&quot;TRUE&quot;;1;0)" office:value-type="float" office:value="0" calcext:value-type="float">
            <text:p>0</text:p>
          </table:table-cell>
          <table:table-cell table:style-name="ce1" table:formula="of:=IF([.F2]=&quot;TRUE&quot;;1;0)" office:value-type="float" office:value="1" calcext:value-type="float">
            <text:p>1</text:p>
          </table:table-cell>
          <table:table-cell table:formula="of:=SUM([.A11:.F11])" office:value-type="float" office:value="4" calcext:value-type="float">
            <text:p>4</text:p>
          </table:table-cell>
          <table:table-cell table:formula="of:=[.G2]/[.G11]" office:value-type="float" office:value="4933818" calcext:value-type="float">
            <text:p>4933818</text:p>
          </table:table-cell>
          <table:table-cell table:formula="of:=[.H2]/[.G11]" office:value-type="float" office:value="5489154.5" calcext:value-type="float">
            <text:p>5489154,5</text:p>
          </table:table-cell>
          <table:table-cell table:formula="of:=[.I2]/[.G11]" office:value-type="float" office:value="10183038" calcext:value-type="float">
            <text:p>10183038</text:p>
          </table:table-cell>
        </table:table-row>
        <table:table-row table:style-name="ro1">
          <table:table-cell table:formula="of:=IF([.A3]=&quot;TRUE&quot;;1;0)" office:value-type="float" office:value="1" calcext:value-type="float">
            <text:p>1</text:p>
          </table:table-cell>
          <table:table-cell table:formula="of:=IF([.B3]=&quot;TRUE&quot;;1;0)" office:value-type="float" office:value="1" calcext:value-type="float">
            <text:p>1</text:p>
          </table:table-cell>
          <table:table-cell table:formula="of:=IF([.C3]=&quot;TRUE&quot;;1;0)" office:value-type="float" office:value="0" calcext:value-type="float">
            <text:p>0</text:p>
          </table:table-cell>
          <table:table-cell table:formula="of:=IF([.D3]=&quot;TRUE&quot;;1;0)" office:value-type="float" office:value="1" calcext:value-type="float">
            <text:p>1</text:p>
          </table:table-cell>
          <table:table-cell table:formula="of:=IF([.E3]=&quot;TRUE&quot;;1;0)" office:value-type="float" office:value="0" calcext:value-type="float">
            <text:p>0</text:p>
          </table:table-cell>
          <table:table-cell table:formula="of:=IF([.F3]=&quot;TRUE&quot;;1;0)" office:value-type="float" office:value="1" calcext:value-type="float">
            <text:p>1</text:p>
          </table:table-cell>
          <table:table-cell table:formula="of:=SUM([.A12:.F12])" office:value-type="float" office:value="4" calcext:value-type="float">
            <text:p>4</text:p>
          </table:table-cell>
          <table:table-cell table:formula="of:=[.G3]/[.G12]" office:value-type="float" office:value="4031265" calcext:value-type="float">
            <text:p>4031265</text:p>
          </table:table-cell>
          <table:table-cell table:formula="of:=[.H3]/[.G12]" office:value-type="float" office:value="4341272.25" calcext:value-type="float">
            <text:p>4341272,25</text:p>
          </table:table-cell>
          <table:table-cell table:formula="of:=[.I3]/[.G12]" office:value-type="float" office:value="8435185.25" calcext:value-type="float">
            <text:p>8435185,25</text:p>
          </table:table-cell>
        </table:table-row>
        <table:table-row table:style-name="ro1">
          <table:table-cell table:style-name="ce2" table:formula="of:=IF([.A4]=&quot;TRUE&quot;;1;0)" office:value-type="float" office:value="1" calcext:value-type="float">
            <text:p>1</text:p>
          </table:table-cell>
          <table:table-cell table:style-name="ce2" table:formula="of:=IF([.B4]=&quot;TRUE&quot;;1;0)" office:value-type="float" office:value="1" calcext:value-type="float">
            <text:p>1</text:p>
          </table:table-cell>
          <table:table-cell table:style-name="ce2" table:formula="of:=IF([.C4]=&quot;TRUE&quot;;1;0)" office:value-type="float" office:value="0" calcext:value-type="float">
            <text:p>0</text:p>
          </table:table-cell>
          <table:table-cell table:style-name="ce2" table:formula="of:=IF([.D4]=&quot;TRUE&quot;;1;0)" office:value-type="float" office:value="0" calcext:value-type="float">
            <text:p>0</text:p>
          </table:table-cell>
          <table:table-cell table:style-name="ce2" table:formula="of:=IF([.E4]=&quot;TRUE&quot;;1;0)" office:value-type="float" office:value="1" calcext:value-type="float">
            <text:p>1</text:p>
          </table:table-cell>
          <table:table-cell table:style-name="ce2" table:formula="of:=IF([.F4]=&quot;TRUE&quot;;1;0)" office:value-type="float" office:value="1" calcext:value-type="float">
            <text:p>1</text:p>
          </table:table-cell>
          <table:table-cell table:formula="of:=SUM([.A13:.F13])" office:value-type="float" office:value="4" calcext:value-type="float">
            <text:p>4</text:p>
          </table:table-cell>
          <table:table-cell table:formula="of:=[.G4]/[.G13]" office:value-type="float" office:value="4933818" calcext:value-type="float">
            <text:p>4933818</text:p>
          </table:table-cell>
          <table:table-cell table:formula="of:=[.H4]/[.G13]" office:value-type="float" office:value="5192825.5" calcext:value-type="float">
            <text:p>5192825,5</text:p>
          </table:table-cell>
          <table:table-cell table:formula="of:=[.I4]/[.G13]" office:value-type="float" office:value="10062445.5" calcext:value-type="float">
            <text:p>10062445,5</text:p>
          </table:table-cell>
        </table:table-row>
        <table:table-row table:style-name="ro1">
          <table:table-cell table:style-name="ce2" table:formula="of:=IF([.A5]=&quot;TRUE&quot;;1;0)" office:value-type="float" office:value="1" calcext:value-type="float">
            <text:p>1</text:p>
          </table:table-cell>
          <table:table-cell table:style-name="ce2" table:formula="of:=IF([.B5]=&quot;TRUE&quot;;1;0)" office:value-type="float" office:value="1" calcext:value-type="float">
            <text:p>1</text:p>
          </table:table-cell>
          <table:table-cell table:style-name="ce2" table:formula="of:=IF([.C5]=&quot;TRUE&quot;;1;0)" office:value-type="float" office:value="1" calcext:value-type="float">
            <text:p>1</text:p>
          </table:table-cell>
          <table:table-cell table:style-name="ce2" table:formula="of:=IF([.D5]=&quot;TRUE&quot;;1;0)" office:value-type="float" office:value="0" calcext:value-type="float">
            <text:p>0</text:p>
          </table:table-cell>
          <table:table-cell table:style-name="ce2" table:formula="of:=IF([.E5]=&quot;TRUE&quot;;1;0)" office:value-type="float" office:value="0" calcext:value-type="float">
            <text:p>0</text:p>
          </table:table-cell>
          <table:table-cell table:style-name="ce2" table:formula="of:=IF([.F5]=&quot;TRUE&quot;;1;0)" office:value-type="float" office:value="0" calcext:value-type="float">
            <text:p>0</text:p>
          </table:table-cell>
          <table:table-cell table:formula="of:=SUM([.A14:.F14])" office:value-type="float" office:value="3" calcext:value-type="float">
            <text:p>3</text:p>
          </table:table-cell>
          <table:table-cell table:formula="of:=[.G5]/[.G14]" office:value-type="float" office:value="5131488.66666667" calcext:value-type="float">
            <text:p>5131488,66666667</text:p>
          </table:table-cell>
          <table:table-cell table:formula="of:=[.H5]/[.G14]" office:value-type="float" office:value="5226292.33333333" calcext:value-type="float">
            <text:p>5226292,33333333</text:p>
          </table:table-cell>
          <table:table-cell table:formula="of:=[.I5]/[.G14]" office:value-type="float" office:value="10364413" calcext:value-type="float">
            <text:p>10364413</text:p>
          </table:table-cell>
        </table:table-row>
        <table:table-row table:style-name="ro1">
          <table:table-cell table:style-name="ce2" table:formula="of:=IF([.A6]=&quot;TRUE&quot;;1;0)" office:value-type="float" office:value="1" calcext:value-type="float">
            <text:p>1</text:p>
          </table:table-cell>
          <table:table-cell table:style-name="ce2" table:formula="of:=IF([.B6]=&quot;TRUE&quot;;1;0)" office:value-type="float" office:value="1" calcext:value-type="float">
            <text:p>1</text:p>
          </table:table-cell>
          <table:table-cell table:style-name="ce2" table:formula="of:=IF([.C6]=&quot;TRUE&quot;;1;0)" office:value-type="float" office:value="0" calcext:value-type="float">
            <text:p>0</text:p>
          </table:table-cell>
          <table:table-cell table:style-name="ce2" table:formula="of:=IF([.D6]=&quot;TRUE&quot;;1;0)" office:value-type="float" office:value="1" calcext:value-type="float">
            <text:p>1</text:p>
          </table:table-cell>
          <table:table-cell table:style-name="ce2" table:formula="of:=IF([.E6]=&quot;TRUE&quot;;1;0)" office:value-type="float" office:value="0" calcext:value-type="float">
            <text:p>0</text:p>
          </table:table-cell>
          <table:table-cell table:style-name="ce2" table:formula="of:=IF([.F6]=&quot;TRUE&quot;;1;0)" office:value-type="float" office:value="0" calcext:value-type="float">
            <text:p>0</text:p>
          </table:table-cell>
          <table:table-cell table:formula="of:=SUM([.A15:.F15])" office:value-type="float" office:value="3" calcext:value-type="float">
            <text:p>3</text:p>
          </table:table-cell>
          <table:table-cell table:formula="of:=[.G6]/[.G15]" office:value-type="float" office:value="3928084.66666667" calcext:value-type="float">
            <text:p>3928084,66666667</text:p>
          </table:table-cell>
          <table:table-cell table:formula="of:=[.H6]/[.G15]" office:value-type="float" office:value="3965560.66666667" calcext:value-type="float">
            <text:p>3965560,66666667</text:p>
          </table:table-cell>
          <table:table-cell table:formula="of:=[.I6]/[.G15]" office:value-type="float" office:value="8299826.66666667" calcext:value-type="float">
            <text:p>8299826,66666667</text:p>
          </table:table-cell>
        </table:table-row>
        <table:table-row table:style-name="ro1">
          <table:table-cell table:style-name="ce2" table:formula="of:=IF([.A7]=&quot;TRUE&quot;;1;0)" office:value-type="float" office:value="1" calcext:value-type="float">
            <text:p>1</text:p>
          </table:table-cell>
          <table:table-cell table:style-name="ce2" table:formula="of:=IF([.B7]=&quot;TRUE&quot;;1;0)" office:value-type="float" office:value="1" calcext:value-type="float">
            <text:p>1</text:p>
          </table:table-cell>
          <table:table-cell table:style-name="ce2" table:formula="of:=IF([.C7]=&quot;TRUE&quot;;1;0)" office:value-type="float" office:value="0" calcext:value-type="float">
            <text:p>0</text:p>
          </table:table-cell>
          <table:table-cell table:style-name="ce2" table:formula="of:=IF([.D7]=&quot;TRUE&quot;;1;0)" office:value-type="float" office:value="0" calcext:value-type="float">
            <text:p>0</text:p>
          </table:table-cell>
          <table:table-cell table:style-name="ce2" table:formula="of:=IF([.E7]=&quot;TRUE&quot;;1;0)" office:value-type="float" office:value="1" calcext:value-type="float">
            <text:p>1</text:p>
          </table:table-cell>
          <table:table-cell table:style-name="ce2" table:formula="of:=IF([.F7]=&quot;TRUE&quot;;1;0)" office:value-type="float" office:value="0" calcext:value-type="float">
            <text:p>0</text:p>
          </table:table-cell>
          <table:table-cell table:formula="of:=SUM([.A16:.F16])" office:value-type="float" office:value="3" calcext:value-type="float">
            <text:p>3</text:p>
          </table:table-cell>
          <table:table-cell table:formula="of:=[.G7]/[.G16]" office:value-type="float" office:value="5131488.66666667" calcext:value-type="float">
            <text:p>5131488,66666667</text:p>
          </table:table-cell>
          <table:table-cell table:formula="of:=[.H7]/[.G16]" office:value-type="float" office:value="5131067.33333333" calcext:value-type="float">
            <text:p>5131067,33333333</text:p>
          </table:table-cell>
          <table:table-cell table:formula="of:=[.I7]/[.G16]" office:value-type="float" office:value="10348457" calcext:value-type="float">
            <text:p>10348457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formula="of:=[.I11]-[.H11]" office:value-type="float" office:value="555336.5" calcext:value-type="float">
            <text:p>555336,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formula="of:=[.I12]-[.H12]" office:value-type="float" office:value="310007.25" calcext:value-type="float">
            <text:p>310007,2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formula="of:=[.I13]-[.H13]" office:value-type="float" office:value="259007.5" calcext:value-type="float">
            <text:p>259007,5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formula="of:=[.I14]-[.H14]" office:value-type="float" office:value="94803.666666666" calcext:value-type="float">
            <text:p>94803,66666666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formula="of:=[.I15]-[.H15]" office:value-type="float" office:value="37476" calcext:value-type="float">
            <text:p>37476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formula="of:=[.I16]-[.H16]" office:value-type="float" office:value="-421.333333333954" calcext:value-type="float">
            <text:p>-421,33333333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5">00/00/0000</text:date>, <text:time style:data-style-name="N2" text:time-value="19:09:28.9992517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5T19:10:33.862650257</dc:date>
    <meta:editing-duration>PT1H21M36S</meta:editing-duration>
    <meta:editing-cycles>3</meta:editing-cycles>
    <meta:generator>LibreOffice/5.1.6.2$Linux_X86_64 LibreOffice_project/10m0$Build-2</meta:generator>
    <meta:document-statistic meta:table-count="1" meta:cell-count="139" meta:object-count="0"/>
  </office:meta>
</office:document-meta>
</file>